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236b"/>
    </style:style>
    <style:style style:name="T1" style:family="text">
      <style:text-properties officeooo:rsid="00032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ół HTTP </text:p>
      <text:p text:style-name="P1">1. Bezstanowy, tekstowy protokół oparty o żądania i odpowiedzi HTTP (domyślny port serwera HTTP: 80),</text:p>
      <text:p text:style-name="P1">2. Każde żądanie zawiera:</text:p>
      <text:p text:style-name="P1">POST /upload HTTP/1.1 </text:p>
      <text:p text:style-name="P1">Host: www.ee.pw.edu.pl Content-Length: 3 fo<text:span text:style-name="T1">o</text:span></text:p>
      <text:p text:style-name="P1">GET /index.html HTTP/1.1 </text:p>
      <text:p text:style-name="P1">Host: <text:a xlink:type="simple" xlink:href="http://www.ee.pw.edu.pl/" text:style-name="Internet_20_link" text:visited-style-name="Visited_20_Internet_20_Link">www.ee.pw.edu.pl</text:a></text:p>
      <text:p text:style-name="P1">3. Każda odpowiedź zawiera:</text:p>
      <text:p text:style-name="P1">HTTP/1.1 200 OK</text:p>
      <text:p text:style-name="P1">Server: nginx</text:p>
      <text:p text:style-name="P1">Content-Length: 16</text:p>
      <text:p text:style-name="P1">Nice to see you. </text:p>
      <text:p text:style-name="P1"/>
      <text:p text:style-name="P1"/>
      <text:p text:style-name="P1"/>
      <text:p text:style-name="P1"/>
      <text:p text:style-name="P1">1XX – Informacyjne – odebrano żądanie i zostanie ono dalej przetwarzane </text:p>
      <text:p text:style-name="P1">2XX – Przetwarzanie zakończone pomyślnie </text:p>
      <text:p text:style-name="P1">3XX – Przekierowania – należy wykonać kolejną akcję, żeby kontynuować </text:p>
      <text:p text:style-name="P1">4XX – Błąd po stronie klienta – żądanie klienta było niewłaściwie skonstruowane, albo nie mogło być wykonane (z powodu niewłaściwych danych) </text:p>
      <text:p text:style-name="P1">5XX – Błąd po stronie serwera – serwer nie mógł wykonać poprawnego żądania</text:p>
      <text:p text:style-name="P1"/>
      <text:p text:style-name="P1">1XX – 100 Continue </text:p>
      <text:p text:style-name="P1">2XX – 200 OK </text:p>
      <text:p text:style-name="P1">3XX – 301 Moved Permanently, 302 Found, 303 See Other </text:p>
      <text:p text:style-name="P1">4XX – 400 Bad Request, 403 Forbidden, 404 Not Found </text:p>
      <text:p text:style-name="P1">5XX – 500 Internal Server Error, 501 Not Implemented</text:p>
      <text:p text:style-name="P1"/>
      <text:p text:style-name="P1">Metody POST, GET, PUT, DELETE, OPTIONS, HEAD, PATCH, TRACE, CONNECT</text:p>
      <text:p text:style-name="P1"/>
      <text:p text:style-name="P1">Idempotentność jest to cecha oznaczająca, że wielokrotne wykonanie operacji będzie mieć taki sam efekt jak pojedyncz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8:56:58.867315501</meta:creation-date>
    <dc:date>2020-01-21T09:04:09.382225653</dc:date>
    <meta:editing-duration>PT7M11S</meta:editing-duration>
    <meta:editing-cycles>1</meta:editing-cycles>
    <meta:document-statistic meta:table-count="0" meta:image-count="0" meta:object-count="0" meta:page-count="1" meta:paragraph-count="24" meta:word-count="158" meta:character-count="1117" meta:non-whitespace-character-count="956"/>
    <meta:generator>LibreOffice/6.1.2.1$Linux_X86_64 LibreOffice_project/65905a128db06ba48db947242809d14d3f9a93fe</meta:generator>
  </office:meta>
</office:document-meta>
</file>